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d33" officeooo:paragraph-rsid="000f4d33"/>
    </style:style>
    <style:style style:name="P2" style:family="paragraph" style:parent-style-name="Standard">
      <style:text-properties officeooo:rsid="000f4d33" officeooo:paragraph-rsid="000f4d33"/>
    </style:style>
    <style:style style:name="P3" style:family="paragraph" style:parent-style-name="Standard">
      <style:text-properties officeooo:rsid="00106f6e" officeooo:paragraph-rsid="00106f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iménez Gustavo</text:p>
      <text:p text:style-name="P1"/>
      <text:p text:style-name="P1"/>
      <text:p text:style-name="P1">Endpoints:</text:p>
      <text:p text:style-name="P1"/>
      <text:p text:style-name="P1">Como se puede observar, se extraen pie de imagen, la imagen de instagram, el nombre de usuario y el id de la foto.</text:p>
      <text:p text:style-name="P1"/>
      <text:p text:style-name="P3">De parte de la FCM se envían dos endpoints:</text:p>
      <text:p text:style-name="P3"/>
      <text:p text:style-name="P3">id_dispositivo</text:p>
      <text:p text:style-name="P3">use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18:33:15.414290833</meta:creation-date>
    <dc:date>2020-08-06T12:55:16.595230672</dc:date>
    <meta:editing-duration>PT6M3S</meta:editing-duration>
    <meta:editing-cycles>2</meta:editing-cycles>
    <meta:generator>LibreOffice/6.3.6.2$Linux_X86_64 LibreOffice_project/30$Build-2</meta:generator>
    <meta:document-statistic meta:table-count="0" meta:image-count="0" meta:object-count="0" meta:page-count="1" meta:paragraph-count="6" meta:word-count="37" meta:character-count="200" meta:non-whitespace-character-count="169"/>
  </office:meta>
</office:document-meta>
</file>